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9-1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4-01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3-08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3-05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3-05-1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3-01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9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55702857143" calcext:value-type="float">
            <text:p>21.9255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94237419355" calcext:value-type="float">
            <text:p>21.4694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03259354839" calcext:value-type="float">
            <text:p>21.510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0772" calcext:value-type="float">
            <text:p>22.94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845425" calcext:value-type="float">
            <text:p>24.2084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0288" calcext:value-type="float">
            <text:p>24.33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37504516129" calcext:value-type="float">
            <text:p>24.943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7878709677" calcext:value-type="float">
            <text:p>24.6777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04621935484" calcext:value-type="float">
            <text:p>23.1904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27135483871" calcext:value-type="float">
            <text:p>22.202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3" calcext:value-type="float">
            <text:p>21.7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6755" calcext:value-type="float">
            <text:p>20.644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59545714286" calcext:value-type="float">
            <text:p>20.6459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25419354839" calcext:value-type="float">
            <text:p>20.95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38601290323" calcext:value-type="float">
            <text:p>21.2738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97504" calcext:value-type="float">
            <text:p>21.9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185625" calcext:value-type="float">
            <text:p>22.4718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42056" calcext:value-type="float">
            <text:p>23.1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32668387097" calcext:value-type="float">
            <text:p>23.483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2113548387" calcext:value-type="float">
            <text:p>23.4572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9824" calcext:value-type="float">
            <text:p>24.03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32635" calcext:value-type="float">
            <text:p>23.063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93608" calcext:value-type="float">
            <text:p>22.41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14015483871" calcext:value-type="float">
            <text:p>21.611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18488571429" calcext:value-type="float">
            <text:p>21.5418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61790967742" calcext:value-type="float">
            <text:p>21.466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98975483871" calcext:value-type="float">
            <text:p>21.769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16992" calcext:value-type="float">
            <text:p>21.62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14325" calcext:value-type="float">
            <text:p>22.1011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6176" calcext:value-type="float">
            <text:p>22.16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0456774194" calcext:value-type="float">
            <text:p>21.726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51775" calcext:value-type="float">
            <text:p>22.4305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79104" calcext:value-type="float">
            <text:p>22.44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2490322581" calcext:value-type="float">
            <text:p>21.49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7536" calcext:value-type="float">
            <text:p>20.58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65128" calcext:value-type="float">
            <text:p>20.20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6824" calcext:value-type="float">
            <text:p>20.49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13056" calcext:value-type="float">
            <text:p>21.57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41589677419" calcext:value-type="float">
            <text:p>22.5341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02949677419" calcext:value-type="float">
            <text:p>22.860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39677419355" calcext:value-type="float">
            <text:p>22.773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1336774194" calcext:value-type="float">
            <text:p>22.8111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5544" calcext:value-type="float">
            <text:p>22.77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8115" calcext:value-type="float">
            <text:p>21.732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2664" calcext:value-type="float">
            <text:p>21.6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8402580645" calcext:value-type="float">
            <text:p>21.4098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95416" calcext:value-type="float">
            <text:p>20.9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9269677419" calcext:value-type="float">
            <text:p>20.677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9783225806" calcext:value-type="float">
            <text:p>20.7569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8336" calcext:value-type="float">
            <text:p>21.22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72325714286" calcext:value-type="float">
            <text:p>21.7272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59344" calcext:value-type="float">
            <text:p>21.11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57757419355" calcext:value-type="float">
            <text:p>20.475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13674285714" calcext:value-type="float">
            <text:p>20.4113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68175" calcext:value-type="float">
            <text:p>20.256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62092903226" calcext:value-type="float">
            <text:p>20.626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38128" calcext:value-type="float">
            <text:p>21.46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0456774194" calcext:value-type="float">
            <text:p>22.107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87768" calcext:value-type="float">
            <text:p>22.31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355456" calcext:value-type="float">
            <text:p>22.313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28112004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88" meta:object-count="0"/>
    <meta:user-defined meta:name="AppVersion">3.0</meta:user-defined>
  </office:meta>
</office:document-meta>
</file>